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T248" style:parent-style-name="DefaultParagraphFont" style:family="text">
      <style:text-properties style:font-name="Nirmala UI" style:font-name-complex="Nirmala UI" fo:font-weight="bold" style:font-weight-asian="bold"/>
    </style:style>
    <style:style style:name="T249" style:parent-style-name="DefaultParagraphFont" style:family="text">
      <style:text-properties style:font-name="Nirmala UI" style:font-name-complex="Nirmala UI"/>
    </style:style>
    <style:style style:name="T250" style:parent-style-name="DefaultParagraphFont" style:family="text">
      <style:text-properties style:font-name="Nirmala UI" style:font-name-complex="Nirmala UI"/>
    </style:style>
    <style:style style:name="T251" style:parent-style-name="DefaultParagraphFont" style:family="text">
      <style:text-properties style:font-name="Nirmala UI" style:font-name-complex="Nirmala UI" fo:font-weight="bold" style:font-weight-asian="bold"/>
    </style:style>
    <style:style style:name="T252" style:parent-style-name="DefaultParagraphFont" style:family="text">
      <style:text-properties style:font-name="Nirmala UI" style:font-name-complex="Nirmala UI"/>
    </style:style>
    <style:style style:name="T253" style:parent-style-name="DefaultParagraphFont" style:family="text">
      <style:text-properties style:font-name="Nirmala UI" style:font-name-complex="Nirmala UI"/>
    </style:style>
    <style:style style:name="TableColumn255" style:family="table-column">
      <style:table-column-properties style:column-width="0.8104in" style:use-optimal-column-width="false"/>
    </style:style>
    <style:style style:name="TableColumn256" style:family="table-column">
      <style:table-column-properties style:column-width="2.9166in" style:use-optimal-column-width="false"/>
    </style:style>
    <style:style style:name="TableColumn257" style:family="table-column">
      <style:table-column-properties style:column-width="0.6451in" style:use-optimal-column-width="false"/>
    </style:style>
    <style:style style:name="TableColumn258" style:family="table-column">
      <style:table-column-properties style:column-width="3.0631in" style:use-optimal-column-width="false"/>
    </style:style>
    <style:style style:name="Table254" style:family="table" style:master-page-name="MP1">
      <style:table-properties style:width="7.4354in" fo:margin-left="-0.0069in" table:align="left"/>
    </style:style>
    <style:style style:name="TableRow259" style:family="table-row">
      <style:table-row-properties style:min-row-height="0.0395in" style:use-optimal-row-height="false"/>
    </style:style>
    <style:style style:name="TableCell26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Row271" style:family="table-row">
      <style:table-row-properties style:row-height="0.3152in"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Row280" style:family="table-row">
      <style:table-row-properties style:row-height="0.3152in"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line-height="115%"/>
    </style:style>
    <style:style style:name="T28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margin-bottom="0.1388in"/>
    </style:style>
    <style:style style:name="T29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291" style:family="table-row">
      <style:table-row-properties style:row-height="0.3152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Normal" style:family="paragraph">
      <style:paragraph-properties fo:margin-bottom="0.1388in"/>
    </style:style>
    <style:style style:name="T29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297" style:parent-style-name="DefaultParagraphFont" style:family="text">
      <style:text-properties style:font-name="Nirmala UI" style:font-name-asian="Times New Roman" style:font-name-complex="Nirmala UI" fo:color="#000000" style:font-size-complex="12pt" style:language-asian="en" style:country-asian="IN"/>
    </style:style>
    <style:style style:name="T29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margin-bottom="0.1388in"/>
    </style:style>
    <style:style style:name="T30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04" style:family="table-row">
      <style:table-row-properties style:row-height="0.3152in"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8" style:parent-style-name="Normal" style:family="paragraph">
      <style:paragraph-properties fo:margin-bottom="0.1388in"/>
    </style:style>
    <style:style style:name="T30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margin-bottom="0.1388in"/>
    </style:style>
    <style:style style:name="T31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15" style:family="table-row">
      <style:table-row-properties style:row-height="0.3152in"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9" style:parent-style-name="Normal" style:family="paragraph">
      <style:paragraph-properties fo:margin-bottom="0.1388in"/>
    </style:style>
    <style:style style:name="T32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bottom="0.1388in"/>
    </style:style>
    <style:style style:name="T32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26" style:family="table-row">
      <style:table-row-properties style:row-height="0.3152in"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/>
    </style:style>
    <style:style style:name="T331" style:parent-style-name="DefaultParagraphFont" style:family="text">
      <style:text-properties style:font-name="Nirmala UI" style:font-name-complex="Nirmala UI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5" style:parent-style-name="Normal" style:family="paragraph">
      <style:paragraph-properties fo:margin-bottom="0.1388in"/>
    </style:style>
    <style:style style:name="T33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37" style:family="table-row">
      <style:table-row-properties style:row-height="0.3152in"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1" style:parent-style-name="Normal" style:family="paragraph">
      <style:paragraph-properties fo:margin-bottom="0.1388in"/>
    </style:style>
    <style:style style:name="T342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6" style:parent-style-name="Normal" style:family="paragraph">
      <style:paragraph-properties fo:margin-bottom="0.1388in"/>
    </style:style>
    <style:style style:name="T34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48" style:family="table-row">
      <style:table-row-properties style:row-height="0.3152in"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Normal" style:family="paragraph">
      <style:paragraph-properties fo:margin-bottom="0.1388in"/>
    </style:style>
    <style:style style:name="T353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35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.1388in"/>
    </style:style>
    <style:style style:name="T35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60" style:family="table-row">
      <style:table-row-properties style:row-height="0.3152in"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Normal" style:family="paragraph">
      <style:paragraph-properties fo:margin-bottom="0.1388in"/>
    </style:style>
    <style:style style:name="T36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margin-bottom="0.1388in"/>
    </style:style>
    <style:style style:name="T37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71" style:family="table-row">
      <style:table-row-properties style:row-height="0.3152in"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Normal" style:family="paragraph">
      <style:paragraph-properties fo:margin-bottom="0.1388in"/>
    </style:style>
    <style:style style:name="T376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0" style:parent-style-name="Normal" style:family="paragraph">
      <style:paragraph-properties fo:margin-bottom="0.1388in"/>
    </style:style>
    <style:style style:name="T381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382" style:family="table-row">
      <style:table-row-properties style:row-height="0.3152in"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Normal" style:family="paragraph">
      <style:paragraph-properties fo:margin-bottom="0.1388in"/>
    </style:style>
    <style:style style:name="T387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Normal" style:family="paragraph">
      <style:paragraph-properties fo:margin-bottom="0.1388in"/>
    </style:style>
    <style:style style:name="T392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393" style:family="table-row">
      <style:table-row-properties style:row-height="0.3152in"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Normal" style:family="paragraph">
      <style:paragraph-properties fo:margin-bottom="0.1388in"/>
    </style:style>
    <style:style style:name="T39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2" style:parent-style-name="Normal" style:family="paragraph">
      <style:paragraph-properties fo:margin-bottom="0.1388in"/>
    </style:style>
    <style:style style:name="T403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404" style:family="table-row">
      <style:table-row-properties style:row-height="0.3152in" style:use-optimal-row-height="false"/>
    </style:style>
    <style:style style:name="TableCell4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8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4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margin-bottom="0.1388in"/>
    </style:style>
    <style:style style:name="T41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14" style:family="table-row">
      <style:table-row-properties style:row-height="0.3152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Normal" style:family="paragraph">
      <style:paragraph-properties fo:margin-bottom="0.1388in"/>
    </style:style>
    <style:style style:name="T41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420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margin-bottom="0.1388in"/>
    </style:style>
    <style:style style:name="T42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26" style:family="table-row">
      <style:table-row-properties style:row-height="0.3152in"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4" style:parent-style-name="Normal" style:family="paragraph">
      <style:paragraph-properties fo:margin-bottom="0.1388in"/>
    </style:style>
    <style:style style:name="T43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36" style:family="table-row">
      <style:table-row-properties style:row-height="0.3152in"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0" style:parent-style-name="Normal" style:family="paragraph">
      <style:paragraph-properties fo:margin-bottom="0.1388in"/>
    </style:style>
    <style:style style:name="T441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Normal" style:family="paragraph">
      <style:paragraph-properties fo:margin-bottom="0.1388in"/>
    </style:style>
    <style:style style:name="T446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47" style:family="table-row">
      <style:table-row-properties style:row-height="0.3152in"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Normal" style:family="paragraph">
      <style:paragraph-properties fo:margin-bottom="0.1388in"/>
    </style:style>
    <style:style style:name="T452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margin-bottom="0.1388in"/>
    </style:style>
    <style:style style:name="T45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58" style:family="table-row">
      <style:table-row-properties style:row-height="0.3152in" style:use-optimal-row-height="false"/>
    </style:style>
    <style:style style:name="TableCell4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Normal" style:family="paragraph">
      <style:paragraph-properties fo:margin-bottom="0.1388in"/>
    </style:style>
    <style:style style:name="T463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7" style:parent-style-name="Normal" style:family="paragraph">
      <style:paragraph-properties fo:margin-bottom="0.1388in"/>
    </style:style>
    <style:style style:name="T46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69" style:family="table-row">
      <style:table-row-properties style:row-height="0.3152in" style:use-optimal-row-height="false"/>
    </style:style>
    <style:style style:name="TableCell4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Normal" style:family="paragraph">
      <style:paragraph-properties fo:margin-bottom="0.1388in"/>
    </style:style>
    <style:style style:name="T474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margin-bottom="0.1388in"/>
    </style:style>
    <style:style style:name="T479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Row480" style:family="table-row">
      <style:table-row-properties style:row-height="0.3152in" style:use-optimal-row-height="false"/>
    </style:style>
    <style:style style:name="TableCell4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4" style:parent-style-name="Normal" style:family="paragraph">
      <style:paragraph-properties fo:margin-bottom="0.1388in"/>
    </style:style>
    <style:style style:name="T48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486" style:parent-style-name="DefaultParagraphFont" style:family="text">
      <style:text-properties style:font-name="Nirmala UI" style:font-name-asian="Times New Roman" style:font-name-complex="Nirmala UI" fo:color="#000000" style:font-size-complex="12pt" style:language-asian="en" style:country-asian="IN"/>
    </style:style>
    <style:style style:name="T48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1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Row492" style:family="table-row">
      <style:table-row-properties style:row-height="0.3152in" style:use-optimal-row-height="false"/>
    </style:style>
    <style:style style:name="TableCell4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6" style:parent-style-name="Normal" style:family="paragraph">
      <style:paragraph-properties fo:margin-bottom="0.1388in"/>
    </style:style>
    <style:style style:name="T497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4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1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502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Row503" style:family="table-row">
      <style:table-row-properties style:row-height="0.3152in" style:use-optimal-row-height="false"/>
    </style:style>
    <style:style style:name="TableCell5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7" style:parent-style-name="Normal" style:family="paragraph">
      <style:paragraph-properties fo:margin-bottom="0.1388in"/>
    </style:style>
    <style:style style:name="T50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12" style:parent-style-name="TableContents" style:family="paragraph">
      <style:text-properties style:font-name="Nirmala UI" style:font-name-complex="Nirmala UI"/>
    </style:style>
    <style:style style:name="TableRow513" style:family="table-row">
      <style:table-row-properties style:row-height="0.3152in" style:use-optimal-row-height="false"/>
    </style:style>
    <style:style style:name="TableCell5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7" style:parent-style-name="Normal" style:family="paragraph">
      <style:paragraph-properties fo:margin-bottom="0.1388in"/>
    </style:style>
    <style:style style:name="T518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5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paragraph-properties fo:text-align="center"/>
    </style:style>
    <style:style style:name="T523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Row524" style:family="table-row">
      <style:table-row-properties style:row-height="0.3152in" style:use-optimal-row-height="false"/>
    </style:style>
    <style:style style:name="TableCell5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8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P530" style:parent-style-name="TableContents" style:family="paragraph">
      <style:text-properties style:font-name="Nirmala UI" style:font-name-complex="Nirmala UI"/>
    </style:style>
    <style:style style:name="TableRow531" style:family="table-row">
      <style:table-row-properties style:row-height="0.3152in" style:use-optimal-row-height="false"/>
    </style:style>
    <style:style style:name="TableCell5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5" style:parent-style-name="DefaultParagraphFont" style:family="text">
      <style:text-properties style:font-name="Nirmala UI" style:font-name-asian="Times New Roman" style:font-name-complex="Nirmala UI" fo:color="#000000" style:script-type="complex" style:language-asian="en" style:country-asian="IN"/>
    </style:style>
    <style:style style:name="TableCell5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39" style:parent-style-name="TableContents" style:family="paragraph">
      <style:text-properties style:font-name="Nirmala UI" style:font-name-complex="Nirmala UI"/>
    </style:style>
    <style:style style:name="TableRow540" style:family="table-row">
      <style:table-row-properties style:row-height="0.3152in" style:use-optimal-row-height="false"/>
    </style:style>
    <style:style style:name="TableCell5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4" style:parent-style-name="Normal" style:family="paragraph">
      <style:paragraph-properties fo:margin-bottom="0.1388in"/>
    </style:style>
    <style:style style:name="T545" style:parent-style-name="DefaultParagraphFont" style:family="text">
      <style:text-properties style:font-name="Nirmala UI" style:font-name-asian="Times New Roman" style:font-name-complex="Nirmala UI" fo:color="#000000" style:font-size-complex="12pt" style:script-type="complex" style:language-asian="en" style:country-asian="IN" style:language-complex="hi" style:country-complex="IN"/>
    </style:style>
    <style:style style:name="TableCell5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7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49" style:parent-style-name="TableContents" style:family="paragraph">
      <style:text-properties style:font-name="Nirmala UI" style:font-name-complex="Nirmala UI"/>
    </style:style>
    <style:style style:name="T550" style:parent-style-name="DefaultParagraphFont" style:family="text">
      <style:text-properties style:font-name="Nirmala UI" style:font-name-complex="Nirmala UI" fo:font-weight="bold" style:font-weight-asian="bold" style:font-weight-complex="bold" style:font-size-complex="12pt" style:script-type="complex"/>
    </style:style>
    <style:style style:name="T5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53" style:parent-style-name="Normal" style:family="paragraph">
      <style:paragraph-properties fo:text-align="center"/>
    </style:style>
    <style:style style:name="P554" style:parent-style-name="Normal" style:family="paragraph">
      <style:paragraph-properties fo:text-align="center"/>
    </style:style>
    <style:style style:name="T555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56" style:parent-style-name="DefaultParagraphFont" style:family="text">
      <style:text-properties style:font-name="Nirmala UI" style:font-name-complex="Nirmala UI" style:font-size-complex="12pt"/>
    </style:style>
    <style:style style:name="T557" style:parent-style-name="DefaultParagraphFont" style:family="text">
      <style:text-properties style:font-name-complex="inherit" fo:color="#212121" style:font-size-complex="12pt" style:script-type="complex"/>
    </style:style>
    <style:style style:name="T558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59" style:parent-style-name="DefaultParagraphFont" style:family="text">
      <style:text-properties style:font-name-complex="inherit" fo:color="#212121" style:font-size-complex="12pt" style:script-type="complex"/>
    </style:style>
    <style:style style:name="P56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61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2" style:parent-style-name="DefaultParagraphFont" style:family="text">
      <style:text-properties style:font-name="Nirmala UI" style:font-name-complex="Nirmala UI" style:font-size-complex="12pt"/>
    </style:style>
    <style:style style:name="T563" style:parent-style-name="DefaultParagraphFont" style:family="text">
      <style:text-properties style:font-name="Nirmala UI" style:font-name-complex="Nirmala UI" style:font-size-complex="12pt" style:script-type="complex"/>
    </style:style>
    <style:style style:name="T564" style:parent-style-name="DefaultParagraphFont" style:family="text">
      <style:text-properties style:font-name-complex="inherit" fo:color="#212121" style:font-size-complex="12pt" style:script-type="complex"/>
    </style:style>
    <style:style style:name="T565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66" style:parent-style-name="DefaultParagraphFont" style:family="text">
      <style:text-properties style:font-name-complex="inherit" fo:color="#212121" style:font-size-complex="12pt" style:script-type="complex"/>
    </style:style>
    <style:style style:name="T567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68" style:parent-style-name="DefaultParagraphFont" style:family="text">
      <style:text-properties style:font-name-complex="inherit" fo:color="#212121" style:font-size-complex="12pt" style:script-type="complex"/>
    </style:style>
    <style:style style:name="T569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0" style:parent-style-name="DefaultParagraphFont" style:family="text">
      <style:text-properties style:font-name-complex="inherit" fo:color="#212121" style:font-size-complex="12pt" style:script-type="complex"/>
    </style:style>
    <style:style style:name="T571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2" style:parent-style-name="DefaultParagraphFont" style:family="text">
      <style:text-properties style:font-name-complex="inherit" fo:color="#212121" style:font-size-complex="12pt" style:script-type="complex"/>
    </style:style>
    <style:style style:name="T573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4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75" style:parent-style-name="DefaultParagraphFont" style:family="text">
      <style:text-properties style:font-name-complex="inherit" fo:color="#212121" style:font-size-complex="12pt" style:script-type="complex"/>
    </style:style>
    <style:style style:name="T576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7" style:parent-style-name="DefaultParagraphFont" style:family="text">
      <style:text-properties style:font-name-complex="inherit" fo:color="#212121" style:font-size-complex="12pt" style:script-type="complex"/>
    </style:style>
    <style:style style:name="T578" style:parent-style-name="DefaultParagraphFont" style:family="text">
      <style:text-properties style:font-name="Nirmala UI" style:font-name-complex="Nirmala UI" fo:color="#212121" style:font-size-complex="12pt" style:script-type="complex"/>
    </style:style>
    <style:style style:name="T579" style:parent-style-name="DefaultParagraphFont" style:family="text">
      <style:text-properties style:language-asian="en" style:country-asian="IN" style:language-complex="ar" style:country-complex="SA"/>
    </style:style>
    <style:style style:name="P58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Footer"><text:span text:style-name="T248">1.</text:span><text:span text:style-name="T249"><text:s/>Press the correct number<text:s/></text:span><text:span text:style-name="T250"><text:tab/>and immediately press “Enter”(Green) key on the keypad.</text:span></text:p>
      <text:p text:style-name="Footer"><text:span text:style-name="T251">2</text:span><text:span text:style-name="T252">. To Stop the playing announcement<text:s/></text:span><text:span text:style-name="T253">press “Backspace”(Red) key.</text:span>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</table:table-cell>
          <table:table-cell table:style-name="TableCell263">
            <text:p text:style-name="P264"><text:span text:style-name="T265">जळगाव - पुणे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पुणे - जळगाव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नाहटा चौफुल्ली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पद्मावती पार्किंग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P284"><text:span text:style-name="T285">नसीराबाद चौबे पेट्रोल पंप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P289"><text:span text:style-name="T290">कात्रज<text:s/></text:span></text:p>
          </table:table-cell>
        </table:table-row>
        <table:table-row table:style-name="TableRow291">
          <table:table-cell table:style-name="TableCell292">
            <text:p text:style-name="P293">43</text:p>
          </table:table-cell>
          <table:table-cell table:style-name="TableCell294">
            <text:p text:style-name="P295"><text:span text:style-name="T296">माउली पार्किंग<text:s/></text:span><text:span text:style-name="T297">,</text:span><text:span text:style-name="T298">नेरी नाका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P302"><text:span text:style-name="T303">नवले ब्रिज<text:s/></text:span></text:p>
          </table:table-cell>
        </table:table-row>
        <table:table-row table:style-name="TableRow304">
          <table:table-cell table:style-name="TableCell305">
            <text:p text:style-name="P306">44</text:p>
          </table:table-cell>
          <table:table-cell table:style-name="TableCell307">
            <text:p text:style-name="P308"><text:span text:style-name="T309">अजिंठा चौफुल्ली<text:s/></text:span></text:p>
          </table:table-cell>
          <table:table-cell table:style-name="TableCell310">
            <text:p text:style-name="P311">74</text:p>
          </table:table-cell>
          <table:table-cell table:style-name="TableCell312">
            <text:p text:style-name="P313"><text:span text:style-name="T314">वारजे काकड़े सिटी<text:s/></text:span></text:p>
          </table:table-cell>
        </table:table-row>
        <table:table-row table:style-name="TableRow315">
          <table:table-cell table:style-name="TableCell316">
            <text:p text:style-name="P317">45</text:p>
          </table:table-cell>
          <table:table-cell table:style-name="TableCell318">
            <text:p text:style-name="P319"><text:span text:style-name="T320">काशीनाथ लॉज<text:s/>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<text:span text:style-name="T325">कर्वे पुतळा</text:span></text:p>
          </table:table-cell>
        </table:table-row>
        <table:table-row table:style-name="TableRow326">
          <table:table-cell table:style-name="TableCell327">
            <text:p text:style-name="P328">46</text:p>
          </table:table-cell>
          <table:table-cell table:style-name="TableCell329">
            <text:p text:style-name="TableContents"><text:span text:style-name="T330">R L<text:s/></text:span><text:span text:style-name="T331">चौफुल्ली</text:span></text:p>
          </table:table-cell>
          <table:table-cell table:style-name="TableCell332">
            <text:p text:style-name="P333">76</text:p>
          </table:table-cell>
          <table:table-cell table:style-name="TableCell334">
            <text:p text:style-name="P335"><text:span text:style-name="T336">संगमवाड़ी</text:span></text:p>
          </table:table-cell>
        </table:table-row>
        <table:table-row table:style-name="TableRow337">
          <table:table-cell table:style-name="TableCell338">
            <text:p text:style-name="P339">47</text:p>
          </table:table-cell>
          <table:table-cell table:style-name="TableCell340">
            <text:p text:style-name="P341"><text:span text:style-name="T342">नेरी टोल नाका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P346"><text:span text:style-name="T347">हडपसर बाईपास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P352"><text:span text:style-name="T353">पाळधी<text:s/></text:span><text:span text:style-name="T354">बस स्टैंड</text:span></text:p>
          </table:table-cell>
          <table:table-cell table:style-name="TableCell355">
            <text:p text:style-name="P356">78</text:p>
          </table:table-cell>
          <table:table-cell table:style-name="TableCell357">
            <text:p text:style-name="P358"><text:span text:style-name="T359">वाघोली</text:span></text:p>
          </table:table-cell>
        </table:table-row>
        <table:table-row table:style-name="TableRow360">
          <table:table-cell table:style-name="TableCell361">
            <text:p text:style-name="P362">49</text:p>
          </table:table-cell>
          <table:table-cell table:style-name="TableCell363">
            <text:p text:style-name="P364"><text:span text:style-name="T365">पहुर बस स्टैंड</text:span></text:p>
          </table:table-cell>
          <table:table-cell table:style-name="TableCell366">
            <text:p text:style-name="P367">79</text:p>
          </table:table-cell>
          <table:table-cell table:style-name="TableCell368">
            <text:p text:style-name="P369"><text:span text:style-name="T370">लोनिकंद बस स्टॉप</text:span></text:p>
          </table:table-cell>
        </table:table-row>
        <table:table-row table:style-name="TableRow371">
          <table:table-cell table:style-name="TableCell372">
            <text:p text:style-name="P373">50</text:p>
          </table:table-cell>
          <table:table-cell table:style-name="TableCell374">
            <text:p text:style-name="P375"><text:span text:style-name="T376">रांजणगांव</text:span></text:p>
          </table:table-cell>
          <table:table-cell table:style-name="TableCell377">
            <text:p text:style-name="P378">80</text:p>
          </table:table-cell>
          <table:table-cell table:style-name="TableCell379">
            <text:p text:style-name="P380"><text:span text:style-name="T381">पेराने फाटा</text:span></text:p>
          </table:table-cell>
        </table:table-row>
        <table:table-row table:style-name="TableRow382">
          <table:table-cell table:style-name="TableCell383">
            <text:p text:style-name="P384">51</text:p>
          </table:table-cell>
          <table:table-cell table:style-name="TableCell385">
            <text:p text:style-name="P386"><text:span text:style-name="T387">शिक्रापुर</text:span></text:p>
          </table:table-cell>
          <table:table-cell table:style-name="TableCell388">
            <text:p text:style-name="P389">81</text:p>
          </table:table-cell>
          <table:table-cell table:style-name="TableCell390">
            <text:p text:style-name="P391"><text:span text:style-name="T392">शिक्रापुर</text:span></text:p>
          </table:table-cell>
        </table:table-row>
        <table:table-row table:style-name="TableRow393">
          <table:table-cell table:style-name="TableCell394">
            <text:p text:style-name="P395">52</text:p>
          </table:table-cell>
          <table:table-cell table:style-name="TableCell396">
            <text:p text:style-name="P397"><text:span text:style-name="T398">वाघोली</text:span></text:p>
          </table:table-cell>
          <table:table-cell table:style-name="TableCell399">
            <text:p text:style-name="P400">82</text:p>
          </table:table-cell>
          <table:table-cell table:style-name="TableCell401">
            <text:p text:style-name="P402"><text:span text:style-name="T403">रांजणगांव</text:span></text:p>
          </table:table-cell>
        </table:table-row>
        <table:table-row table:style-name="TableRow404">
          <table:table-cell table:style-name="TableCell405">
            <text:p text:style-name="P406">53</text:p>
          </table:table-cell>
          <table:table-cell table:style-name="TableCell407">
            <text:p text:style-name="TableContents"><text:span text:style-name="T408">हडपसर बाईपास</text:span></text:p>
          </table:table-cell>
          <table:table-cell table:style-name="TableCell409">
            <text:p text:style-name="P410">83</text:p>
          </table:table-cell>
          <table:table-cell table:style-name="TableCell411">
            <text:p text:style-name="P412"><text:span text:style-name="T413">शिरूर फाटा</text:span></text:p>
          </table:table-cell>
        </table:table-row>
        <table:table-row table:style-name="TableRow414">
          <table:table-cell table:style-name="TableCell415">
            <text:p text:style-name="P416">54</text:p>
          </table:table-cell>
          <table:table-cell table:style-name="TableCell417">
            <text:p text:style-name="P418"><text:span text:style-name="T419">चन्दन नगर</text:span><text:span text:style-name="T420"><text:s/></text:span></text:p>
          </table:table-cell>
          <table:table-cell table:style-name="TableCell421">
            <text:p text:style-name="P422">84</text:p>
          </table:table-cell>
          <table:table-cell table:style-name="TableCell423">
            <text:p text:style-name="P424"><text:span text:style-name="T425">पहुर बस स्टैंड</text:span></text:p>
          </table:table-cell>
        </table:table-row>
        <table:table-row table:style-name="TableRow426">
          <table:table-cell table:style-name="TableCell427">
            <text:p text:style-name="P428">55</text:p>
          </table:table-cell>
          <table:table-cell table:style-name="TableCell429">
            <text:p text:style-name="TableContents"><text:span text:style-name="T430">विमान नगर</text:span></text:p>
          </table:table-cell>
          <table:table-cell table:style-name="TableCell431">
            <text:p text:style-name="P432">85</text:p>
          </table:table-cell>
          <table:table-cell table:style-name="TableCell433">
            <text:p text:style-name="P434"><text:span text:style-name="T435">नेरी गांव</text:span></text:p>
          </table:table-cell>
        </table:table-row>
        <table:table-row table:style-name="TableRow436">
          <table:table-cell table:style-name="TableCell437">
            <text:p text:style-name="P438">56</text:p>
          </table:table-cell>
          <table:table-cell table:style-name="TableCell439">
            <text:p text:style-name="P440"><text:span text:style-name="T441">शास्त्री नगर</text:span></text:p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><text:span text:style-name="T446">अजिंठा चौफुल्ली</text:span></text:p>
          </table:table-cell>
        </table:table-row>
        <table:table-row table:style-name="TableRow447">
          <table:table-cell table:style-name="TableCell448">
            <text:p text:style-name="P449">57</text:p>
          </table:table-cell>
          <table:table-cell table:style-name="TableCell450">
            <text:p text:style-name="P451"><text:span text:style-name="T452">येरवडा<text:s/></text:span></text:p>
          </table:table-cell>
          <table:table-cell table:style-name="TableCell453">
            <text:p text:style-name="P454">87</text:p>
          </table:table-cell>
          <table:table-cell table:style-name="TableCell455">
            <text:p text:style-name="P456"><text:span text:style-name="T457">इच्छा देवी चौक<text:s/></text:span></text:p>
          </table:table-cell>
        </table:table-row>
        <table:table-row table:style-name="TableRow458">
          <table:table-cell table:style-name="TableCell459">
            <text:p text:style-name="P460">58</text:p>
          </table:table-cell>
          <table:table-cell table:style-name="TableCell461">
            <text:p text:style-name="P462"><text:span text:style-name="T463">पुणे स्टेशन</text:span></text:p>
          </table:table-cell>
          <table:table-cell table:style-name="TableCell464">
            <text:p text:style-name="P465">88</text:p>
          </table:table-cell>
          <table:table-cell table:style-name="TableCell466">
            <text:p text:style-name="P467"><text:span text:style-name="T468">आकाशवाणी चौक<text:s/></text:span></text:p>
          </table:table-cell>
        </table:table-row>
        <table:table-row table:style-name="TableRow469">
          <table:table-cell table:style-name="TableCell470">
            <text:p text:style-name="P471">59</text:p>
          </table:table-cell>
          <table:table-cell table:style-name="TableCell472">
            <text:p text:style-name="P473"><text:span text:style-name="T474">संचेती हॉस्पिटल<text:s/></text:span></text:p>
          </table:table-cell>
          <table:table-cell table:style-name="TableCell475">
            <text:p text:style-name="P476">89</text:p>
          </table:table-cell>
          <table:table-cell table:style-name="TableCell477">
            <text:p text:style-name="P478"><text:span text:style-name="T479">जळगाव बस स्टैंड</text:span></text:p>
          </table:table-cell>
        </table:table-row>
        <table:table-row table:style-name="TableRow480">
          <table:table-cell table:style-name="TableCell481">
            <text:p text:style-name="P482">60</text:p>
          </table:table-cell>
          <table:table-cell table:style-name="TableCell483">
            <text:p text:style-name="P484"><text:span text:style-name="T485">शिवाजी नगर<text:s/></text:span><text:span text:style-name="T486">J M<text:s/></text:span><text:span text:style-name="T487">रोड<text:s/></text:span></text:p>
          </table:table-cell>
          <table:table-cell table:style-name="TableCell488">
            <text:p text:style-name="P489">90</text:p>
          </table:table-cell>
          <table:table-cell table:style-name="TableCell490">
            <text:p text:style-name="Normal"><text:span text:style-name="T491">जळगाव हेड ऑफिस</text:span></text:p>
          </table:table-cell>
        </table:table-row>
        <table:table-row table:style-name="TableRow492">
          <table:table-cell table:style-name="TableCell493">
            <text:p text:style-name="P494">61</text:p>
          </table:table-cell>
          <table:table-cell table:style-name="TableCell495">
            <text:p text:style-name="P496"><text:span text:style-name="T497">डेक्कन<text:s/></text:span></text:p>
          </table:table-cell>
          <table:table-cell table:style-name="TableCell498">
            <text:p text:style-name="P499">91</text:p>
          </table:table-cell>
          <table:table-cell table:style-name="TableCell500">
            <text:p text:style-name="TableContents"><text:span text:style-name="T501">नहाता<text:s/></text:span><text:span text:style-name="T502">चौफुल्ली</text:span></text:p>
          </table:table-cell>
        </table:table-row>
        <table:table-row table:style-name="TableRow503">
          <table:table-cell table:style-name="TableCell504">
            <text:p text:style-name="P505">62</text:p>
          </table:table-cell>
          <table:table-cell table:style-name="TableCell506">
            <text:p text:style-name="P507"><text:span text:style-name="T508">कर्वे पुतळा</text:span>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63</text:p>
          </table:table-cell>
          <table:table-cell table:style-name="TableCell516">
            <text:p text:style-name="P517"><text:span text:style-name="T518">वारजे काकड़े सिटी<text:s/></text:span></text:p>
          </table:table-cell>
          <table:table-cell table:style-name="TableCell519" table:number-rows-spanned="2">
            <text:p text:style-name="P520">95</text:p>
          </table:table-cell>
          <table:table-cell table:style-name="TableCell521" table:number-rows-spanned="2">
            <text:p text:style-name="P522"><text:span text:style-name="T523">टिकट बुकिंग जानकारी</text:span></text:p>
          </table:table-cell>
        </table:table-row>
        <table:table-row table:style-name="TableRow524">
          <table:table-cell table:style-name="TableCell525">
            <text:p text:style-name="P526">64</text:p>
          </table:table-cell>
          <table:table-cell table:style-name="TableCell527">
            <text:p text:style-name="TableContents"><text:span text:style-name="T528">नवले ब्रिज</text:span></text:p>
          </table:table-cell>
          <table:covered-table-cell>
            <text:p text:style-name="P529"/>
          </table:covered-table-cell>
          <table:covered-table-cell>
            <text:p text:style-name="P530"/>
          </table:covered-table-cell>
        </table:table-row>
        <table:table-row table:style-name="TableRow531">
          <table:table-cell table:style-name="TableCell532">
            <text:p text:style-name="P533">65</text:p>
          </table:table-cell>
          <table:table-cell table:style-name="TableCell534">
            <text:p text:style-name="TableContents"><text:span text:style-name="T535">कात्रज</text:span>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66</text:p>
          </table:table-cell>
          <table:table-cell table:style-name="TableCell543">
            <text:p text:style-name="P544"><text:span text:style-name="T545">पद्मावती पार्किंग लास्ट स्टॉप</text:span>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</table:table>
      <text:p text:style-name="Footer"><text:span text:style-name="T550">इस्तेमाल <text:s/>–</text:span></text:p>
      <text:p text:style-name="Footer"><text:span text:style-name="T551"><draw:custom-shape svg:x="0in" svg:y="0.01597in" svg:width="3.16667in" svg:height="0.88542in" draw:z-index="251670528" draw:id="id2" draw:style-name="a3" draw:name="Rounded Rectangle 15" text:anchor-type="paragraph"><svg:title/><svg:desc/><text:p text:style-name="P552">Restart BUSFLIX box if Announcement is not playing</text:p><text:p text:style-name="P553"/><text:p text:style-name="P55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55">1</text:span><text:span text:style-name="T556">.<text:s/></text:span><text:bookmark-start text:name="tw-target-text"/><text:bookmark-end text:name="tw-target-text"/><text:span text:style-name="T557">सही नंबर दबाएं और तुरंत कीपैड पर ग्रीन</text:span><text:span text:style-name="T558"><text:s/>बटन</text:span><text:span text:style-name="T559"><text:s/>दबाएं।</text:span></text:p>
      <text:p text:style-name="P560"><text:span text:style-name="T561">2</text:span><text:span text:style-name="T562">.<text:s/></text:span><text:span text:style-name="T563">अन्नोउंसमेंट<text:s/></text:span><text:span text:style-name="T564"><text:s/></text:span><text:span text:style-name="T565">को</text:span><text:span text:style-name="T566"><text:s/></text:span><text:span text:style-name="T567">रोकने</text:span><text:span text:style-name="T568"><text:s/></text:span><text:span text:style-name="T569">के</text:span><text:span text:style-name="T570"><text:s/></text:span><text:span text:style-name="T571">लिए</text:span><text:span text:style-name="T572"><text:s/></text:span><text:span text:style-name="T573">लाल</text:span><text:span text:style-name="T574"><text:s/>बटन</text:span><text:span text:style-name="T575"><text:s/></text:span><text:span text:style-name="T576">दबाएं</text:span><text:span text:style-name="T577"><text:s/></text:span><text:span text:style-name="T578">।</text:span><text:span text:style-name="T579"><draw:frame draw:z-index="251664384" draw:id="id3" draw:style-name="a4" draw:name="Text Box 8" text:anchor-type="paragraph" svg:x="0.92708in" svg:y="2.88611in" svg:width="3.31181in" svg:height="1.28125in" style:rel-width="scale" style:rel-height="scale"><draw:text-box><text:p text:style-name="P58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2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SHRI SWAMINARAYAN TRAVELS <text:s text:c="26"/><text:tab/><text:s text:c="12"/>MH 19 Y 8019</text:p>
        <text:p text:style-name="Header"><text:span text:style-name="T10"><text:tab/><text:s text:c="12"/></text:span><text:span text:style-name="T11"><text:s text:c="7"/></text:span><text:span text:style-name="T12"><draw:frame draw:style-name="a0" draw:name="Image1" text:anchor-type="as-char" svg:x="0in" svg:y="0in" svg:width="1.08457in" svg:height="0.34021in" style:rel-width="scale" style:rel-height="scale"><draw:image xlink:href="media/image1.png" xlink:type="simple" xlink:show="embed" xlink:actuate="onLoad"/><svg:title/><svg:desc/></draw:frame></text:span><text:span text:style-name="T13"><text:tab/>busflix.in</text:span></text:p>
      </style:header>
    </style:master-page>
    <style:master-page style:name="MP1" style:page-layout-name="PL1">
      <style:header>
        <text:p text:style-name="P262">SHRI SWAMINARAYAN TRAVELS <text:s text:c="23"/><text:tab/><text:s text:c="16"/>MH 19 Y 8019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1-05T10:20:00Z</meta:creation-date>
    <dc:date>2018-01-06T06:03:00Z</dc:date>
    <meta:template xlink:href="Normal" xlink:type="simple"/>
    <meta:editing-cycles>4</meta:editing-cycles>
    <meta:editing-duration>PT8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2" meta:character-count="1890" meta:row-count="13" meta:non-whitespace-character-count="1611"/>
  </office:meta>
</office:document-meta>
</file>